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Nimbus Mono PS"/>
    </style:style>
    <style:style style:name="P2" style:family="paragraph" style:parent-style-name="Standard">
      <style:text-properties style:font-name="Nimbus Mono PS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Nimbus Mono PS"/>
    </style:style>
    <style:style style:name="T1" style:family="text">
      <style:text-properties style:font-name="Nimbus Mono P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À mettre à jour dans Android Studio (IDE)</text:h>
      <text:list text:style-name="L1">
        <text:list-item>
          <text:p text:style-name="P3"><text:span text:style-name="Strong_20_Emphasis"><text:span text:style-name="T1">Mettre à jour l’IDE</text:span></text:span></text:p>
          <text:list>
            <text:list-item>
              <text:p text:style-name="P3"><text:span text:style-name="Strong_20_Emphasis"><text:span text:style-name="T1">Help → Check for Updates…</text:span></text:span><text:span text:style-name="T1"> (ou </text:span><text:span text:style-name="Strong_20_Emphasis"><text:span text:style-name="T1">Android Studio → Check for Updates…</text:span></text:span><text:span text:style-name="T1"> sur Linux/macOS).</text:span></text:p>
            </text:list-item>
            <text:list-item>
              <text:p text:style-name="P4">Prends la dernière version stable (Narwhal ou +).</text:p>
            </text:list-item>
          </text:list>
        </text:list-item>
        <text:list-item>
          <text:p text:style-name="P3"><text:span text:style-name="Strong_20_Emphasis"><text:span text:style-name="T1">SDK Manager</text:span></text:span></text:p>
          <text:list>
            <text:list-item>
              <text:p text:style-name="P3"><text:span text:style-name="T1">Ouvre l’icône </text:span><text:span text:style-name="Strong_20_Emphasis"><text:span text:style-name="T1">SDK Manager</text:span></text:span><text:span text:style-name="T1"> (ou </text:span><text:span text:style-name="Strong_20_Emphasis"><text:span text:style-name="T1">File → Settings… → Appearance &amp; Behavior → System Settings → Android SDK</text:span></text:span><text:span text:style-name="T1">).</text:span></text:p>
            </text:list-item>
            <text:list-item>
              <text:p text:style-name="P3"><text:span text:style-name="T1">Onglet </text:span><text:span text:style-name="Strong_20_Emphasis"><text:span text:style-name="T1">SDK Platforms</text:span></text:span><text:span text:style-name="T1"> : coche </text:span><text:span text:style-name="Strong_20_Emphasis"><text:span text:style-name="T1">Android 14 (API 34)</text:span></text:span><text:span text:style-name="T1"> et </text:span><text:span text:style-name="Strong_20_Emphasis"><text:span text:style-name="T1">Android 15 (API 35/36)</text:span></text:span><text:span text:style-name="T1"> si dispo.</text:span></text:p>
            </text:list-item>
            <text:list-item>
              <text:p text:style-name="P3"><text:span text:style-name="T1">Onglet </text:span><text:span text:style-name="Strong_20_Emphasis"><text:span text:style-name="T1">SDK Tools</text:span></text:span><text:span text:style-name="T1"> : coche/maj </text:span><text:span text:style-name="Strong_20_Emphasis"><text:span text:style-name="T1">Android SDK Build-Tools (36.x)</text:span></text:span><text:span text:style-name="T1">, </text:span><text:span text:style-name="Strong_20_Emphasis"><text:span text:style-name="T1">Android SDK Command-line Tools (latest)</text:span></text:span><text:span text:style-name="T1">, </text:span><text:span text:style-name="Strong_20_Emphasis"><text:span text:style-name="T1">Android Emulator</text:span></text:span><text:span text:style-name="T1">.</text:span></text:p>
            </text:list-item>
            <text:list-item>
              <text:p text:style-name="P3"><text:span text:style-name="Strong_20_Emphasis"><text:span text:style-name="T1">Apply</text:span></text:span><text:span text:style-name="T1"> → </text:span><text:span text:style-name="Strong_20_Emphasis"><text:span text:style-name="T1">OK</text:span></text:span><text:span text:style-name="T1">.</text:span></text:p>
            </text:list-item>
          </text:list>
        </text:list-item>
        <text:list-item>
          <text:p text:style-name="P3"><text:span text:style-name="Strong_20_Emphasis"><text:span text:style-name="T1">Gradle JDK = 17</text:span></text:span></text:p>
          <text:list>
            <text:list-item>
              <text:p text:style-name="P3"><text:span text:style-name="Strong_20_Emphasis"><text:span text:style-name="T1">File → Settings… → Build, Execution, Deployment → Build Tools → Gradle</text:span></text:span><text:span text:style-name="T1">.</text:span></text:p>
            </text:list-item>
            <text:list-item>
              <text:p text:style-name="P3"><text:span text:style-name="Strong_20_Emphasis"><text:span text:style-name="T1">Gradle JDK</text:span></text:span><text:span text:style-name="T1"> = </text:span><text:span text:style-name="Strong_20_Emphasis"><text:span text:style-name="T1">Embedded JDK</text:span></text:span><text:span text:style-name="T1"> ou un </text:span><text:span text:style-name="Strong_20_Emphasis"><text:span text:style-name="T1">JDK 17</text:span></text:span><text:span text:style-name="T1"> installé.<text:line-break/></text:span><text:span text:style-name="Emphasis"><text:span text:style-name="T1">(Évite 21 si ton projet cible 17, sinon conflits Kotlin/Java).</text:span></text:span></text:p>
            </text:list-item>
          </text:list>
        </text:list-item>
        <text:list-item>
          <text:p text:style-name="P3"><text:span text:style-name="Strong_20_Emphasis"><text:span text:style-name="T1">AGP Upgrade Assistant</text:span></text:span></text:p>
          <text:list>
            <text:list-item>
              <text:p text:style-name="P3"><text:span text:style-name="Strong_20_Emphasis"><text:span text:style-name="T1">Tools → Android → AGP Upgrade Assistant</text:span></text:span><text:span text:style-name="T1">.</text:span></text:p>
            </text:list-item>
            <text:list-item>
              <text:p text:style-name="P3"><text:span text:style-name="T1">Laisse l’assistant </text:span><text:span text:style-name="Strong_20_Emphasis"><text:span text:style-name="T1">aligner Android Gradle Plugin</text:span></text:span><text:span text:style-name="T1"> et </text:span><text:span text:style-name="Strong_20_Emphasis"><text:span text:style-name="T1">Gradle Wrapper</text:span></text:span><text:span text:style-name="T1"> (il choisit des versions compatibles automatiquement).</text:span></text:p>
            </text:list-item>
            <text:list-item>
              <text:p text:style-name="P3"><text:span text:style-name="T1">Applique les changements → </text:span><text:span text:style-name="Strong_20_Emphasis"><text:span text:style-name="T1">Sync</text:span></text:span><text:span text:style-name="T1">.</text:span></text:p>
            </text:list-item>
          </text:list>
        </text:list-item>
        <text:list-item>
          <text:p text:style-name="P3"><text:span text:style-name="Strong_20_Emphasis"><text:span text:style-name="T1">Caches de l’IDE (si “compose” reste rouge)</text:span></text:span></text:p>
          <text:list>
            <text:list-item>
              <text:p text:style-name="P3"><text:span text:style-name="Strong_20_Emphasis"><text:span text:style-name="T1">File → Invalidate Caches / Restart… → Invalidate and Restart</text:span></text:span><text:span text:style-name="T1">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8:31:37.014913884</meta:creation-date>
    <dc:date>2025-09-12T18:33:27.447516601</dc:date>
    <meta:editing-duration>PT1M51S</meta:editing-duration>
    <meta:editing-cycles>1</meta:editing-cycles>
    <meta:document-statistic meta:table-count="0" meta:image-count="0" meta:object-count="0" meta:page-count="1" meta:paragraph-count="18" meta:word-count="189" meta:character-count="1057" meta:non-whitespace-character-count="903"/>
    <meta:generator>LibreOffice/24.2.7.2$Linux_X86_64 LibreOffice_project/420$Build-2</meta:generator>
  </office:meta>
</office:document-meta>
</file>